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0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1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text-properties style:font-name="Helvetica1" fo:font-size="11pt" fo:font-style="normal" style:font-size-asian="11pt" style:font-style-asian="normal" style:font-size-complex="11pt" style:font-style-complex="normal"/>
    </style:style>
    <style:style style:name="P14" style:family="paragraph" style:parent-style-name="Standard">
      <style:text-properties fo:color="#000000" style:font-name="Helvetica1" fo:font-size="11pt" fo:font-style="italic" style:font-name-asian="Menlo-Regular" style:font-size-asian="11pt" style:font-style-asian="italic" style:font-name-complex="Menlo-Regular" style:font-size-complex="11pt" style:font-style-complex="italic"/>
    </style:style>
    <style:style style:name="P15" style:family="paragraph" style:parent-style-name="Standard">
      <style:paragraph-properties style:writing-mode="lr-tb"/>
      <style:text-properties style:font-name="Arial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 style:list-style-name="L1">
      <style:text-properties fo:color="#000000" style:font-name="Helvetica1" fo:font-size="11pt" fo:font-style="normal" style:font-name-asian="Menlo-Regular" style:font-size-asian="11pt" style:font-style-asian="normal" style:font-name-complex="Menlo-Regular" style:font-size-complex="11pt" style:font-style-complex="normal"/>
    </style:style>
    <style:style style:name="P17" style:family="paragraph" style:parent-style-name="Standard" style:list-style-name="L16">
      <style:text-properties fo:color="#000000" style:font-name="Helvetica1" fo:font-size="11pt" fo:font-style="normal" style:font-name-asian="Menlo-Regular" style:font-size-asian="11pt" style:font-style-asian="normal" style:font-name-complex="Menlo-Regular" style:font-size-complex="11pt" style:font-style-complex="normal"/>
    </style:style>
    <style:style style:name="P18" style:family="paragraph" style:parent-style-name="Standard" style:list-style-name="L17">
      <style:text-properties fo:color="#000000" style:font-name="Helvetica1" fo:font-size="11pt" fo:font-style="normal" style:font-name-asian="Menlo-Regular" style:font-size-asian="11pt" style:font-style-asian="normal" style:font-name-complex="Menlo-Regular" style:font-size-complex="11pt" style:font-style-complex="normal"/>
    </style:style>
    <style:style style:name="P19" style:family="paragraph" style:parent-style-name="Standard">
      <style:text-properties fo:color="#000000" style:font-name="Helvetica1" fo:font-size="11pt" fo:font-style="italic" style:font-name-asian="Menlo-Regular" style:font-size-asian="11pt" style:font-style-asian="italic" style:font-name-complex="Menlo-Regular" style:font-size-complex="11pt" style:font-style-complex="italic"/>
    </style:style>
    <style:style style:name="P20" style:family="paragraph" style:parent-style-name="Standard" style:list-style-name="L2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1" style:family="paragraph" style:parent-style-name="Standard" style:list-style-name="L4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2" style:family="paragraph" style:parent-style-name="Standard" style:list-style-name="L5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3" style:family="paragraph" style:parent-style-name="Standard" style:list-style-name="L18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4" style:family="paragraph" style:parent-style-name="Standard" style:list-style-name="L6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25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26" style:family="paragraph" style:parent-style-name="Standard" style:list-style-name="L7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7" style:family="paragraph" style:parent-style-name="Standard">
      <style:paragraph-properties style:text-autospace="none"/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28" style:family="paragraph" style:parent-style-name="Standard" style:list-style-name="L3">
      <style:text-properties style:font-name="Helvetica1" fo:font-size="11pt" style:font-size-asian="11pt" style:font-size-complex="11pt"/>
    </style:style>
    <style:style style:name="P29" style:family="paragraph" style:parent-style-name="Standard" style:list-style-name="L8">
      <style:text-properties style:font-name="Arial" fo:font-size="11pt" fo:font-style="normal" style:font-size-asian="11pt" style:font-style-asian="normal" style:font-size-complex="11pt" style:font-style-complex="normal"/>
    </style:style>
    <style:style style:name="P30" style:family="paragraph" style:parent-style-name="Standard" style:list-style-name="L9">
      <style:text-properties style:font-name="Arial" fo:font-size="11pt" fo:font-style="normal" style:font-size-asian="11pt" style:font-style-asian="normal" style:font-size-complex="11pt" style:font-style-complex="normal"/>
    </style:style>
    <style:style style:name="P31" style:family="paragraph" style:parent-style-name="Standard" style:list-style-name="L7">
      <style:text-properties style:font-name="Arial" fo:font-size="11pt" fo:font-style="normal" style:font-size-asian="11pt" style:font-style-asian="normal" style:font-size-complex="11pt" style:font-style-complex="normal"/>
    </style:style>
    <style:style style:name="P32" style:family="paragraph" style:parent-style-name="Standard">
      <style:text-properties style:font-name="Arial" fo:font-size="11pt" style:font-size-asian="11pt" style:font-size-complex="11pt"/>
    </style:style>
    <style:style style:name="P33" style:family="paragraph" style:parent-style-name="Standard" style:list-style-name="L10">
      <style:text-properties style:font-name="Arial" fo:font-size="11pt" style:font-size-asian="11pt" style:font-size-complex="11pt"/>
    </style:style>
    <style:style style:name="P34" style:family="paragraph" style:parent-style-name="Standard" style:list-style-name="L11">
      <style:text-properties style:font-name="Arial" fo:font-size="11pt" style:font-size-asian="11pt" style:font-size-complex="11pt"/>
    </style:style>
    <style:style style:name="P35" style:family="paragraph" style:parent-style-name="Standard" style:list-style-name="L12">
      <style:text-properties style:font-name="Arial" fo:font-size="11pt" style:font-size-asian="11pt" style:font-size-complex="11pt"/>
    </style:style>
    <style:style style:name="P36" style:family="paragraph" style:parent-style-name="Standard" style:list-style-name="L13">
      <style:text-properties style:font-name="Arial" fo:font-size="11pt" style:font-size-asian="11pt" style:font-size-complex="11pt"/>
    </style:style>
    <style:style style:name="P37" style:family="paragraph" style:parent-style-name="Standard" style:list-style-name="L14">
      <style:text-properties style:font-name="Arial" fo:font-size="11pt" style:font-size-asian="11pt" style:font-size-complex="11pt"/>
    </style:style>
    <style:style style:name="P38" style:family="paragraph" style:parent-style-name="Standard" style:list-style-name="L15">
      <style:text-properties style:font-name="Arial" fo:font-size="11pt" style:font-size-asian="11pt" style:font-size-complex="11pt"/>
    </style:style>
    <style:style style:name="P39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40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1" style:family="paragraph" style:parent-style-name="Standard" style:list-style-name="L10">
      <style:paragraph-properties fo:margin-left="0cm" fo:margin-right="0cm" fo:text-indent="-0.635cm" style:auto-text-indent="false" style:writing-mode="lr-tb"/>
      <style:text-properties style:font-name="Arial" fo:font-size="11pt" fo:font-style="italic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fo:font-variant="normal" fo:text-transform="none" style:use-window-font-color="true" fo:letter-spacing="normal" fo:font-weight="normal" style:font-name-asian="Helvetica" style:font-name-complex="Helvetica"/>
    </style:style>
    <style:style style:name="T7" style:family="text">
      <style:text-properties fo:font-variant="normal" fo:text-transform="none" style:use-window-font-color="true" fo:letter-spacing="normal" fo:font-weight="normal" style:font-name-asian="ArialMT" style:font-name-complex="ArialMT"/>
    </style:style>
    <style:style style:name="T8" style:family="text">
      <style:text-properties fo:font-variant="normal" fo:text-transform="none" style:use-window-font-color="true" fo:letter-spacing="normal" fo:font-style="normal" fo:font-weight="normal" style:font-name-asian="ArialMT" style:font-style-asian="normal" style:font-name-complex="ArialMT" style:font-style-complex="normal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style:font-name-asian="ArialMT" style:font-name-complex="ArialMT"/>
    </style:style>
    <style:style style:name="T11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12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13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14" style:family="text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color="#000000" style:text-underline-style="none"/>
    </style:style>
    <style:style style:name="T18" style:family="text">
      <style:text-properties fo:color="#000000" fo:font-style="italic" style:text-underline-style="none" style:font-style-asian="italic" style:font-style-complex="italic"/>
    </style:style>
    <style:style style:name="T19" style:family="text">
      <style:text-properties fo:color="#000000" style:font-name="Helvetica1" fo:font-size="11pt" fo:font-style="italic" style:font-name-asian="Menlo-Regular" style:font-size-asian="11pt" style:font-style-asian="italic" style:font-name-complex="Menlo-Regular" style:font-size-complex="11pt" style:font-style-complex="italic"/>
    </style:style>
    <style:style style:name="T20" style:family="text">
      <style:text-properties style:font-name="Helvetica1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 text:style-name="Internet_20_link" text:visited-style-name="Visited_20_Internet_20_Link"><text:span text:style-name="T17">http://stevenwilkin.com</text:span></text:a></text:p>
      <text:p text:style-name="P8">github: http://github.com/stevenwilkin</text:p>
      <text:p text:style-name="P12"><text:span text:style-name="T11">blog: <text:s text:c="3"/></text:span><text:a xlink:type="simple" xlink:href="http://sickbiscuit.com/blog/" text:style-name="Internet_20_link" text:visited-style-name="Visited_20_Internet_20_Link"><text:span text:style-name="T12">http://blog.stevenwilkin.com</text:span></text:a></text:p>
      <text:p text:style-name="P4"/>
      <text:p text:style-name="P4">Experience</text:p>
      <text:p text:style-name="P11"/>
      <text:p text:style-name="P11">November 2017 – current<text:tab/><text:tab/><text:tab/>Senior Ruby on Rails Developer (contract),</text:p>
      <text:p text:style-name="P11"><text:tab/><text:tab/><text:tab/><text:tab/><text:tab/><text:tab/>Outfront Media, https://outfrontmedia.com</text:p>
      <text:p text:style-name="P11"/>
      <text:list xml:id="list6961797138090369578" text:style-name="L18">
        <text:list-item>
          <text:p text:style-name="P23">Ruby/Rails, Postgres/RabbitMQ, RSpec/MiniTest, Docker/Kubernetes/Spinnaker</text:p>
        </text:list-item>
      </text:list>
      <text:p text:style-name="P11"/>
      <text:p text:style-name="P14">July 2017 - October 2017 <text:s text:c="3"/><text:tab/><text:tab/><text:tab/>Engineer (contract), Stowga</text:p>
      <text:p text:style-name="Standard"><text:span text:style-name="T19"><text:tab/><text:tab/><text:tab/><text:tab/><text:tab/><text:tab/>https://stowga.com</text:span></text:p>
      <text:p text:style-name="P14"/>
      <text:list xml:id="list2355216987548917990" text:style-name="L17">
        <text:list-item>
          <text:p text:style-name="P18">Ruby/Rails, RSpec, Postgres, Salesforce</text:p>
        </text:list-item>
      </text:list>
      <text:p text:style-name="P14"/>
      <text:p text:style-name="P14">May 2017 - July 2017 <text:s text:c="3"/><text:tab/><text:tab/><text:tab/>Senior Ruby Developer (contract), Funding Circle</text:p>
      <text:p text:style-name="Standard"><text:span text:style-name="T19"><text:tab/><text:tab/><text:tab/><text:tab/><text:tab/><text:tab/>https://fundingcircle.com</text:span></text:p>
      <text:p text:style-name="P14"/>
      <text:list xml:id="list5982591632078742843" text:style-name="L16">
        <text:list-item>
          <text:p text:style-name="P17">Ruby/Rails/Grape, Postgres/Redis/RabbitMQ/ElasticSearch, JavaScript/AngularJS, RSpec/Cucumber/Jasmine, Docker</text:p>
        </text:list-item>
      </text:list>
      <text:p text:style-name="P14"/>
      <text:p text:style-name="P14">August 2016 – January 2017 <text:tab/><text:tab/>Ruby Developer (contract), Armakuni</text:p>
      <text:p text:style-name="Standard"><text:span text:style-name="T14"><text:tab/><text:tab/><text:tab/><text:tab/><text:tab/><text:tab/></text:span><text:span text:style-name="T20">https://armakuni.com</text:span></text:p>
      <text:p text:style-name="P11"/>
      <text:list xml:id="list6990922679515254329" text:style-name="L1">
        <text:list-item>
          <text:p text:style-name="P16">Go, Ginkgo/Gomega, Ruby, Bash, BOSH, CloudFoundry, AWS, vSphere, Docker</text:p>
        </text:list-item>
      </text:list>
      <text:p text:style-name="P11"/>
      <text:p text:style-name="P11">December 2015 - July 2016 <text:s text:c="4"/><text:tab/><text:tab/>Software Engineer (contract), Canonical</text:p>
      <text:p text:style-name="P11"><text:tab/><text:tab/><text:tab/><text:tab/><text:tab/><text:tab/>http://canonical.com/</text:p>
      <text:p text:style-name="P11"/>
      <text:list xml:id="list5336923137356649419" text:style-name="L2">
        <text:list-item>
          <text:p text:style-name="P20">Go, JavaScript/Backbone/Marionette, Jasmine</text:p>
        </text:list-item>
      </text:list>
      <text:p text:style-name="P11"/>
      <text:p text:style-name="P11">February 2015 - December 2015 <text:s text:c="4"/><text:tab/><text:tab/>Senior Developer (contract), HM Treasury</text:p>
      <text:p text:style-name="P11"><text:tab/><text:tab/><text:tab/><text:tab/><text:tab/><text:tab/>https://www.gov.uk/hm-treasury</text:p>
      <text:p text:style-name="P11"/>
      <text:list xml:id="list4893139434494379526" text:style-name="L3">
        <text:list-item>
          <text:p text:style-name="P28">Ruby/Rails/Sinatra, Go, JavaScript/jQuery, PostgreSQL/Redis, Rspec/Cucumber</text:p>
        </text:list-item>
      </text:list>
      <text:p text:style-name="P11"/>
      <text:p text:style-name="P11">February 2014 – December 2014<text:tab/><text:tab/>Ruby Developer (contract), <text:s/>Money Advice Service</text:p>
      <text:p text:style-name="Standard"><text:span text:style-name="T14"><text:tab/><text:tab/><text:tab/><text:tab/><text:tab/><text:tab/></text:span><text:span text:style-name="T20">https://moneyadviceservice.org.uk</text:span></text:p>
      <text:p text:style-name="P11"/>
      <text:list xml:id="list1780289922171327741" text:style-name="L4">
        <text:list-item>
          <text:p text:style-name="P21">Ruby/Rails/Sinatra, MySQL/PostgreSQL/Redis, JavaScript/jQuery, Rspec/Cucumber, Puppet/Ansible</text:p>
          <text:p text:style-name="P21"/>
        </text:list-item>
      </text:list>
      <text:p text:style-name="P11">July 2013 - February 2014<text:tab/><text:tab/><text:tab/>Senior Ruby on Rails Developer (contract), <text:tab/><text:tab/><text:tab/><text:tab/><text:tab/><text:tab/><text:tab/><text:tab/>Econsultancy, http://econsultancy.com</text:p>
      <text:p text:style-name="P11"/>
      <text:list xml:id="list3001514558796127169" text:style-name="L5">
        <text:list-item>
          <text:p text:style-name="P22">Ruby/Rails, JavaScript/jQuery, MySQL/Redis/memcached/sphinx, Rspec/Cucumber, Puppet</text:p>
        </text:list-item>
      </text:list>
      <text:p text:style-name="P11"/>
      <text:p text:style-name="P11">April 2013 – July 2013<text:tab/><text:tab/><text:tab/>Software Engineer (contract), Global Personals</text:p>
      <text:p text:style-name="P9"><text:a xlink:type="simple" xlink:href="http://globalpersonals.co.uk/" text:style-name="Internet_20_link" text:visited-style-name="Visited_20_Internet_20_Link"><text:span text:style-name="T16"><text:tab/><text:tab/><text:tab/><text:tab/><text:tab/><text:tab/></text:span></text:a><text:a xlink:type="simple" xlink:href="http://globalpersonals.co.uk/" text:style-name="Internet_20_link" text:visited-style-name="Visited_20_Internet_20_Link"><text:span text:style-name="T18">http://globalpersonals.co.uk/</text:span></text:a></text:p>
      <text:p text:style-name="P10"/>
      <text:list xml:id="list7956399185635500776" text:style-name="L6">
        <text:list-item>
          <text:p text:style-name="P24">Ruby/Rails/Sinatra, JavaScript/CoffeeScript/jQuery, MySQL/Redis/RabbitMQ</text:p>
        </text:list-item>
        <text:list-item>
          <text:p text:style-name="P24">Test Driven Development (TDD) using RSpec and Test::Unit</text:p>
        </text:list-item>
      </text:list>
      <text:p text:style-name="P27"/>
      <text:p text:style-name="P42"><text:span text:style-name="T13">August 2012 – February 2013</text:span><text:span text:style-name="T15"><text:tab/><text:tab/></text:span><text:span text:style-name="T13">Developer (contract), MyDrive Solutions</text:span></text:p>
      <text:p text:style-name="Standard"><text:a xlink:type="simple" xlink:href="http://stevenwilkin.com/" text:style-name="Internet_20_link" text:visited-style-name="Visited_20_Internet_20_Link"><text:span text:style-name="T3"><text:tab/><text:tab/><text:tab/><text:tab/><text:tab/><text:tab/></text:span></text:a><text:a xlink:type="simple" xlink:href="http://www.mydrivesolutions.com/" text:style-name="Internet_20_link" text:visited-style-name="Visited_20_Internet_20_Link"><text:span text:style-name="T5">http://mydrivesolutions.com/</text:span></text:a></text:p>
      <text:p text:style-name="P5"/>
      <text:list xml:id="list447382677275162372" text:style-name="L7">
        <text:list-item>
          <text:p text:style-name="P26">Ruby/Rails/Sinatra, Postgres/MongoDB/Redis, RSpec/Cucumber/Steak</text:p>
        </text:list-item>
        <text:list-item>
          <text:p text:style-name="P26">CocoaTouch and Objective-C development for iOS app, testing with OCUnit and OCMock</text:p>
        </text:list-item>
        <text:list-item>
          <text:p text:style-name="P26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 text:style-name="Internet_20_link" text:visited-style-name="Visited_20_Internet_20_Link"><text:span text:style-name="T4"><text:tab/><text:tab/><text:tab/><text:tab/><text:tab/><text:tab/>http://converser.io/</text:span></text:a></text:p>
      <text:p text:style-name="P5"/>
      <text:list xml:id="list786597829" text:continue-numbering="true" text:style-name="L7">
        <text:list-item>
          <text:p text:style-name="P31"><text:span text:style-name="T6">Ruby/Rails/Sinatra, MongoDB/Redis, Rspec/</text:span><text:span text:style-name="T7">Test::Unit</text:span></text:p>
        </text:list-item>
      </text:list>
      <text:p text:style-name="P5"><text:span text:style-name="T8"/></text:p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13"/>
      <text:list xml:id="list2100432491777663134" text:style-name="L8">
        <text:list-item>
          <text:p text:style-name="P29">Ruby, Rails, MySQL and JavaScript/jQuery/Highcharts</text:p>
        </text:list-item>
        <text:list-item>
          <text:p text:style-name="P29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 text:style-name="Internet_20_link" text:visited-style-name="Visited_20_Internet_20_Link"><text:span text:style-name="T4"><text:tab/><text:tab/><text:tab/><text:tab/><text:tab/><text:tab/>http://craftydevil.co.uk/</text:span></text:a></text:p>
      <text:p text:style-name="P5"/>
      <text:list xml:id="list6744990040892015582" text:style-name="L9">
        <text:list-item>
          <text:p text:style-name="P30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 text:style-name="Internet_20_link" text:visited-style-name="Visited_20_Internet_20_Link"><text:span text:style-name="T2"><text:tab/><text:tab/><text:tab/><text:tab/><text:tab/><text:tab/>http://bt.com/</text:span></text:a></text:p>
      <text:p text:style-name="P6"/>
      <text:list xml:id="list1886517051835129950" text:style-name="L10">
        <text:list-item>
          <text:p text:style-name="P33">mobile application development on Linux with embedded JavaScript</text:p>
        </text:list-item>
        <text:list-item>
          <text:p text:style-name="P33">SpiderMonkey interpreter, SQLite, exposed systems-level functionality with C plugins</text:p>
        </text:list-item>
      </text:list>
      <text:p text:style-name="P15"/>
      <text:list xml:id="list1567916160" text:continue-numbering="true" text:style-name="L10">
        <text:list-header>
          <text:p text:style-name="P41">June 2009 - February 2010<text:tab/><text:tab/><text:tab/>Developer, Rehab Studio</text:p>
        </text:list-header>
      </text:list>
      <text:p text:style-name="P5"><text:tab/><text:tab/><text:tab/><text:tab/><text:tab/><text:tab/>http://rehabstudio.com/</text:p>
      <text:p text:style-name="P3"/>
      <text:list xml:id="list1737181529012868401" text:style-name="L11">
        <text:list-item>
          <text:p text:style-name="P34">web development with PHP/CakePHP, JavaScript/jQuery and MySQL</text:p>
        </text:list-item>
        <text:list-item>
          <text:p text:style-name="P34">administration of Redhat and Debian servers using dedicated hardware and Amazon Web Services</text:p>
        </text:list-item>
        <text:list-item>
          <text:p text:style-name="P34">task automation with Bash, Perl and Ruby scripts</text:p>
        </text:list-item>
      </text:list>
      <text:p text:style-name="P5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7122493598897574566" text:style-name="L12">
        <text:list-item>
          <text:p text:style-name="P35">web development using C#/.Net, ASP/VBScript and PHP/CakePHP</text:p>
        </text:list-item>
        <text:list-item>
          <text:p text:style-name="P35">task automation with Ruby</text:p>
        </text:list-item>
        <text:list-item>
          <text:p text:style-name="P35">MS SQL Server 2005 &amp; MySQL databases</text:p>
        </text:list-item>
        <text:list-item>
          <text:p text:style-name="P35">considerable JavaScript using jQuery, Prototype and MooTools frameworks</text:p>
          <text:p text:style-name="P35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6532217976501316733" text:style-name="L13">
        <text:list-item>
          <text:p text:style-name="P36">operational support to various real-time, high volume, distributed messaging systems</text:p>
        </text:list-item>
        <text:list-item>
          <text:p text:style-name="P36">working knowledge of TIBCO TIC, EMS, RV and RVRD, Sybase ASE and BEA WebLogic</text:p>
        </text:list-item>
        <text:list-item>
          <text:p text:style-name="P36">centralised job scheduling and process monitoring on Solaris and RedHat Enterprise Linux</text:p>
        </text:list-item>
      </text:list>
      <text:p text:style-name="P3"/>
      <text:p text:style-name="P3"><text:soft-page-break/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6072485492673609825" text:style-name="L14">
        <text:list-item>
          <text:p text:style-name="P37">developed a custom business process management system</text:p>
        </text:list-item>
        <text:list-item>
          <text:p text:style-name="P37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7741879885652965763" text:style-name="L15">
        <text:list-item>
          <text:p text:style-name="P38">custom desktop applications using C#/.Net/WinForms and SQL Server 2005</text:p>
        </text:list-item>
        <text:list-item>
          <text:p text:style-name="P38">web/intranet applications using ASP/VBScript, VisualBasic/.Net andSQL Server 2000/2003</text:p>
        </text:list-item>
        <text:list-item>
          <text:p text:style-name="P38">managed a Windows Server 2003 domain and supported Windows 98/2000/XP clients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804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creation-date>2010-02-23T11:47:42</meta:creation-date>
    <dc:date>2018-04-13T00:32:52</dc:date>
    <dc:language>en-GB</dc:language>
    <meta:editing-cycles>143</meta:editing-cycles>
    <meta:editing-duration>PT5H26M31S</meta:editing-duration>
    <meta:print-date>2016-12-28T14:45:51</meta:print-date>
    <dc:creator>Steven Wilkin</dc:creator>
    <meta:document-statistic meta:table-count="0" meta:image-count="0" meta:object-count="0" meta:page-count="3" meta:paragraph-count="89" meta:word-count="566" meta:character-count="4839"/>
    <meta:user-defined meta:name="Info 1"/>
    <meta:user-defined meta:name="Info 2"/>
    <meta:user-defined meta:name="Info 3"/>
    <meta:user-defined meta:name="Info 4"/>
  </office:meta>
</office:document-meta>
</file>